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9d3ea" officeooo:paragraph-rsid="0009d3ea"/>
    </style:style>
    <style:style style:name="P2" style:family="paragraph" style:parent-style-name="Standard">
      <style:text-properties style:font-name="Arial" fo:language="en" fo:country="US" officeooo:rsid="00134c87" officeooo:paragraph-rsid="0009d3ea"/>
    </style:style>
    <style:style style:name="P3" style:family="paragraph" style:parent-style-name="Standard">
      <style:text-properties fo:color="#4fc3f7" loext:opacity="100%" style:font-name="Arial" fo:language="en" fo:country="US" fo:font-weight="bold" officeooo:rsid="003394fe" officeooo:paragraph-rsid="003394fe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.3118in" fo:margin-right="0in" fo:text-indent="-0.25in" style:auto-text-indent="false" style:page-number="auto" fo:background-color="transparent">
        <style:tab-stops>
          <style:tab-stop style:position="0.0661in"/>
        </style:tab-stops>
      </style:paragraph-properties>
      <style:text-properties fo:color="#4fc3f7" loext:opacity="100%" style:font-name="Arial" fo:font-size="12pt" fo:language="en" fo:country="US" fo:font-weight="bold" officeooo:rsid="003394fe" officeooo:paragraph-rsid="003394fe" fo:background-color="transparent" style:font-size-asian="12pt" style:font-weight-asian="bold" style:font-size-complex="12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use-window-font-color="true" loext:opacity="0%" style:font-name="Arial" fo:font-size="12pt" fo:language="en" fo:country="US" fo:font-weight="normal" officeooo:rsid="003394fe" officeooo:paragraph-rsid="003394fe" fo:background-color="transparent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/>
      <style:text-properties style:use-window-font-color="true" loext:opacity="0%" style:font-name="Arial" fo:font-size="12pt" fo:language="en" fo:country="US" fo:font-weight="normal" officeooo:rsid="003394fe" officeooo:paragraph-rsid="003394fe" fo:background-color="transparent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text-properties style:use-window-font-color="true" loext:opacity="0%" style:font-name="Arial" fo:language="en" fo:country="US" fo:font-style="normal" officeooo:rsid="0011cbd8" officeooo:paragraph-rsid="0011cbd8" style:font-style-asian="normal" style:font-style-complex="normal"/>
    </style:style>
    <style:style style:name="P8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/>
      <style:text-properties style:font-name="Arial" fo:font-size="14pt" fo:font-weight="bold" officeooo:rsid="0009d3ea" officeooo:paragraph-rsid="0009d3ea" fo:background-color="#ffab91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Arial" fo:font-size="14pt" fo:font-weight="bold" officeooo:rsid="0009d3ea" officeooo:paragraph-rsid="0009d3ea" fo:background-color="#ffab91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Arial" fo:font-size="14pt" fo:language="en" fo:country="US" fo:font-weight="bold" officeooo:rsid="001472a2" officeooo:paragraph-rsid="001472a2" fo:background-color="#ffab91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text-properties style:font-name="Arial" fo:language="en" fo:country="US" officeooo:rsid="000ae17a" officeooo:paragraph-rsid="000ae17a"/>
    </style:style>
    <style:style style:name="P12" style:family="paragraph" style:parent-style-name="Standard" style:list-style-name="L2">
      <style:text-properties style:font-name="Arial" fo:language="en" fo:country="US" officeooo:rsid="000d1544" officeooo:paragraph-rsid="000d1544"/>
    </style:style>
    <style:style style:name="P13" style:family="paragraph" style:parent-style-name="Standard" style:list-style-name="L3">
      <style:text-properties style:font-name="Arial" fo:language="en" fo:country="US" officeooo:rsid="000d1544" officeooo:paragraph-rsid="002a70ff"/>
    </style:style>
    <style:style style:name="P14" style:family="paragraph" style:parent-style-name="Standard" style:list-style-name="L3">
      <style:text-properties style:font-name="Arial" fo:language="en" fo:country="US" officeooo:rsid="000d1544" officeooo:paragraph-rsid="000d1544"/>
    </style:style>
    <style:style style:name="P15" style:family="paragraph" style:parent-style-name="Standard" style:list-style-name="L2">
      <style:text-properties style:font-name="Arial" fo:language="en" fo:country="US" officeooo:rsid="001354cc" officeooo:paragraph-rsid="001354cc"/>
    </style:style>
    <style:style style:name="P16" style:family="paragraph" style:parent-style-name="Standard" style:list-style-name="L3">
      <style:text-properties style:font-name="Arial" fo:language="en" fo:country="US" officeooo:rsid="001354cc" officeooo:paragraph-rsid="001354cc"/>
    </style:style>
    <style:style style:name="P17" style:family="paragraph" style:parent-style-name="Standard" style:list-style-name="L6">
      <style:text-properties style:font-name="Arial" fo:language="en" fo:country="US" officeooo:rsid="001354cc" officeooo:paragraph-rsid="001354cc"/>
    </style:style>
    <style:style style:name="P18" style:family="paragraph" style:parent-style-name="Standard" style:list-style-name="L3">
      <style:text-properties style:font-name="Arial" fo:language="en" fo:country="US" officeooo:rsid="00115f9c" officeooo:paragraph-rsid="00115f9c"/>
    </style:style>
    <style:style style:name="P19" style:family="paragraph" style:parent-style-name="Standard" style:list-style-name="L7">
      <style:text-properties style:font-name="Arial" fo:language="en" fo:country="US" officeooo:rsid="00115f9c" officeooo:paragraph-rsid="0021e399"/>
    </style:style>
    <style:style style:name="P20" style:family="paragraph" style:parent-style-name="Standard" style:list-style-name="L7">
      <style:text-properties style:font-name="Arial" fo:language="en" fo:country="US" officeooo:rsid="00115f9c" officeooo:paragraph-rsid="00115f9c"/>
    </style:style>
    <style:style style:name="P21" style:family="paragraph" style:parent-style-name="Standard" style:list-style-name="L4">
      <style:text-properties style:font-name="Arial" fo:language="en" fo:country="US" officeooo:rsid="000fae20" officeooo:paragraph-rsid="000fae20"/>
    </style:style>
    <style:style style:name="P22" style:family="paragraph" style:parent-style-name="Standard" style:list-style-name="L4">
      <style:text-properties style:font-name="Arial" fo:language="en" fo:country="US" officeooo:rsid="00101021" officeooo:paragraph-rsid="00101021"/>
    </style:style>
    <style:style style:name="P23" style:family="paragraph" style:parent-style-name="Standard" style:list-style-name="L4">
      <style:text-properties style:font-name="Arial" fo:language="en" fo:country="US" officeooo:rsid="00104836" officeooo:paragraph-rsid="00104836"/>
    </style:style>
    <style:style style:name="P24" style:family="paragraph" style:parent-style-name="Standard" style:list-style-name="L5">
      <style:text-properties style:font-name="Arial" fo:language="en" fo:country="US" officeooo:rsid="0015bd52" officeooo:paragraph-rsid="0015bd52"/>
    </style:style>
    <style:style style:name="P25" style:family="paragraph" style:parent-style-name="Standard" style:list-style-name="L5">
      <style:text-properties style:font-name="Arial" fo:language="en" fo:country="US" officeooo:rsid="0015d821" officeooo:paragraph-rsid="0015d821"/>
    </style:style>
    <style:style style:name="P26" style:family="paragraph" style:parent-style-name="Standard" style:list-style-name="L6">
      <style:text-properties style:font-name="Arial" fo:language="en" fo:country="US" officeooo:rsid="001b972e" officeooo:paragraph-rsid="001b972e"/>
    </style:style>
    <style:style style:name="P27" style:family="paragraph" style:parent-style-name="Standard" style:list-style-name="L7">
      <style:text-properties style:font-name="Arial" fo:language="en" fo:country="US" officeooo:rsid="001dc9bc" officeooo:paragraph-rsid="001dc9bc"/>
    </style:style>
    <style:style style:name="P28" style:family="paragraph" style:parent-style-name="Standard" style:list-style-name="L4">
      <style:text-properties fo:color="#bdbdbd" loext:opacity="100%" style:font-name="Arial" fo:language="en" fo:country="US" fo:font-style="italic" officeooo:rsid="00157d9e" officeooo:paragraph-rsid="00157d9e" style:font-style-asian="italic" style:font-style-complex="italic"/>
    </style:style>
    <style:style style:name="P29" style:family="paragraph" style:parent-style-name="Standard" style:list-style-name="L4">
      <style:text-properties fo:color="#bdbdbd" loext:opacity="100%" style:font-name="Arial" fo:language="en" fo:country="US" fo:font-style="italic" officeooo:rsid="00101021" officeooo:paragraph-rsid="00101021" style:font-style-asian="italic" style:font-style-complex="italic"/>
    </style:style>
    <style:style style:name="P30" style:family="paragraph" style:parent-style-name="Standard" style:list-style-name="L5">
      <style:text-properties fo:color="#bdbdbd" loext:opacity="100%" style:font-name="Arial" fo:language="en" fo:country="US" fo:font-style="italic" officeooo:rsid="0015bd52" officeooo:paragraph-rsid="0015bd52" style:font-style-asian="italic" style:font-style-complex="italic"/>
    </style:style>
    <style:style style:name="P31" style:family="paragraph" style:parent-style-name="Standard" style:list-style-name="L8">
      <style:text-properties style:text-line-through-style="none" style:text-line-through-type="none" style:font-name="Arial" fo:language="en" fo:country="US" officeooo:rsid="00352acd" officeooo:paragraph-rsid="00352ac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d1544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15f9c"/>
    </style:style>
    <style:style style:name="T5" style:family="text">
      <style:text-properties officeooo:rsid="00157d9e"/>
    </style:style>
    <style:style style:name="T6" style:family="text">
      <style:text-properties fo:color="#ffab91" loext:opacity="100%"/>
    </style:style>
    <style:style style:name="T7" style:family="text">
      <style:text-properties fo:color="#ffab91" loext:opacity="100%" officeooo:rsid="000d1544"/>
    </style:style>
    <style:style style:name="T8" style:family="text">
      <style:text-properties fo:color="#ffab91" loext:opacity="100%" officeooo:rsid="001b972e"/>
    </style:style>
    <style:style style:name="T9" style:family="text">
      <style:text-properties fo:color="#ffab91" loext:opacity="100%" officeooo:rsid="0022abae"/>
    </style:style>
    <style:style style:name="T10" style:family="text">
      <style:text-properties fo:color="#ffab91" loext:opacity="100%" officeooo:rsid="002853e3"/>
    </style:style>
    <style:style style:name="T11" style:family="text">
      <style:text-properties fo:color="#bdbdbd" loext:opacity="100%" fo:font-style="italic" style:font-style-asian="italic" style:font-style-complex="italic"/>
    </style:style>
    <style:style style:name="T12" style:family="text">
      <style:text-properties fo:color="#bdbdbd" loext:opacity="100%" fo:font-style="italic" officeooo:rsid="002853e3" style:font-style-asian="italic" style:font-style-complex="italic"/>
    </style:style>
    <style:style style:name="T13" style:family="text">
      <style:text-properties officeooo:rsid="001b04ad"/>
    </style:style>
    <style:style style:name="T14" style:family="text">
      <style:text-properties officeooo:rsid="001b972e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officeooo:rsid="001b972e"/>
    </style:style>
    <style:style style:name="T17" style:family="text">
      <style:text-properties style:use-window-font-color="true" loext:opacity="0%" officeooo:rsid="0022abae"/>
    </style:style>
    <style:style style:name="T18" style:family="text">
      <style:text-properties style:use-window-font-color="true" loext:opacity="0%" style:text-underline-style="solid" style:text-underline-width="auto" style:text-underline-color="font-color" fo:font-weight="bold" officeooo:rsid="0022abae" style:font-weight-asian="bold" style:font-weight-complex="bold"/>
    </style:style>
    <style:style style:name="T19" style:family="text">
      <style:text-properties officeooo:rsid="001d5cf9"/>
    </style:style>
    <style:style style:name="T20" style:family="text">
      <style:text-properties fo:language="en" fo:country="US" officeooo:rsid="003084b9"/>
    </style:style>
    <style:style style:name="T21" style:family="text">
      <style:text-properties officeooo:rsid="0021e399"/>
    </style:style>
    <style:style style:name="T22" style:family="text">
      <style:text-properties officeooo:rsid="00234294"/>
    </style:style>
    <style:style style:name="T23" style:family="text">
      <style:text-properties officeooo:rsid="00240b82"/>
    </style:style>
    <style:style style:name="T24" style:family="text">
      <style:text-properties officeooo:rsid="00290512"/>
    </style:style>
    <style:style style:name="T25" style:family="text">
      <style:text-properties officeooo:rsid="002c6e99"/>
    </style:style>
    <style:style style:name="T26" style:family="text">
      <style:text-properties officeooo:rsid="002cb2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/>
          <text:p text:style-name="P6"/>
        </text:list-header>
      </text:list>
      <text:p text:style-name="P4">Each of these represents a single item in their respective trables:</text:p>
      <text:list xml:id="list233158747793693" text:continue-numbering="true" text:style-name="L1">
        <text:list-item>
          <text:p text:style-name="P8">Good</text:p>
        </text:list-item>
      </text:list>
      <text:list text:style-name="L2">
        <text:list-item>
          <text:list>
            <text:list-item>
              <text:p text:style-name="P11">Can be purchased in <text:span text:style-name="T1">many</text:span> <text:span text:style-name="T2">different </text:span><text:span text:style-name="T6">Sales-channels</text:span>.</text:p>
            </text:list-item>
            <text:list-item>
              <text:p text:style-name="P12"><text:span text:style-name="T17">A </text:span><text:span text:style-name="T18">list</text:span><text:span text:style-name="T17"> of different </text:span><text:span text:style-name="T9">orders</text:span><text:span text:style-name="T17"> it was included in</text:span>.</text:p>
            </text:list-item>
            <text:list-item>
              <text:p text:style-name="P15">Can have <text:span text:style-name="T1">many</text:span><text:span text:style-name="T3"> </text:span><text:span text:style-name="T6">reviews</text:span> <text:span text:style-name="T25">by many different customers.</text:span></text:p>
            </text:list-item>
          </text:list>
        </text:list-item>
      </text:list>
      <text:list xml:id="list233158300858600" text:continue-list="list233158747793693" text:style-name="L1">
        <text:list-item>
          <text:p text:style-name="P9">Service</text:p>
        </text:list-item>
      </text:list>
      <text:list text:style-name="L3">
        <text:list-item>
          <text:list>
            <text:list-item>
              <text:p text:style-name="P18"><text:span text:style-name="T1">List</text:span> of all the <text:span text:style-name="T7">Employees</text:span> that can provide that service.</text:p>
            </text:list-item>
            <text:list-item>
              <text:p text:style-name="P13"><text:span text:style-name="T17">A </text:span><text:span text:style-name="T18">list</text:span><text:span text:style-name="T17"> of different </text:span><text:span text:style-name="T9">orders</text:span><text:span text:style-name="T17"> it was included in</text:span>.</text:p>
            </text:list-item>
            <text:list-item>
              <text:p text:style-name="P14">Includes a <text:span text:style-name="T1">list</text:span> of all the possible <text:span text:style-name="T6">Sales-channels</text:span> that can provide that service</text:p>
            </text:list-item>
            <text:list-item>
              <text:p text:style-name="P16">Can have <text:span text:style-name="T1">many</text:span> <text:span text:style-name="T6">reviews</text:span> <text:span text:style-name="T25">by many different customers.</text:span></text:p>
            </text:list-item>
          </text:list>
        </text:list-item>
      </text:list>
      <text:list xml:id="list233159483840354" text:continue-list="list233158300858600" text:style-name="L1">
        <text:list-item>
          <text:p text:style-name="P9">Employee</text:p>
        </text:list-item>
      </text:list>
      <text:list text:style-name="L4">
        <text:list-item>
          <text:list>
            <text:list-item>
              <text:p text:style-name="P21">Contains a <text:span text:style-name="T1">list</text:span> of all the possible <text:span text:style-name="T6">services</text:span> he can provide.</text:p>
              <text:list>
                <text:list-item>
                  <text:p text:style-name="P28">This only appl<text:span text:style-name="T24">ies</text:span> for employees that have a type: serviceman and not the type: salesperson</text:p>
                </text:list-item>
              </text:list>
            </text:list-item>
            <text:list-item>
              <text:p text:style-name="P22">Contains a <text:span text:style-name="T1">list</text:span> of all the <text:span text:style-name="T6">goods</text:span> he has sold so far.</text:p>
              <text:list>
                <text:list-item>
                  <text:p text:style-name="P29">This only counts for employees that have a type: <text:span text:style-name="T4">salesperson</text:span> and not <text:span text:style-name="T5">the </text:span>type: <text:span text:style-name="T4">serviceman</text:span></text:p>
                </text:list-item>
              </text:list>
            </text:list-item>
            <text:list-item>
              <text:p text:style-name="P23">Contains a <text:span text:style-name="T1">single</text:span><text:span text:style-name="T3"> sales-channel</text:span> at which the employee works at.</text:p>
            </text:list-item>
          </text:list>
        </text:list-item>
      </text:list>
      <text:list xml:id="list233159785372597" text:continue-list="list233159483840354" text:style-name="L1">
        <text:list-item>
          <text:p text:style-name="P9">Sales-Channel</text:p>
        </text:list-item>
      </text:list>
      <text:list text:style-name="L5">
        <text:list-item>
          <text:list>
            <text:list-item>
              <text:p text:style-name="P24">Contains a <text:span text:style-name="T1">list</text:span> of all the <text:span text:style-name="T6">employees</text:span> that work there.</text:p>
            </text:list-item>
            <text:list-item>
              <text:p text:style-name="P24">Contains a <text:span text:style-name="T1">list</text:span> of all the <text:span text:style-name="T6">services</text:span> that sales-channel can provide.</text:p>
              <text:list>
                <text:list-item>
                  <text:p text:style-name="P30">This only couts in the service channel’s type: “physical location” <text:span text:style-name="T13">and not type: “online store”</text:span>.</text:p>
                </text:list-item>
              </text:list>
            </text:list-item>
            <text:list-item>
              <text:p text:style-name="P24">Contains a <text:span text:style-name="T1">list</text:span> of all the <text:span text:style-name="T6">goods</text:span> that sales-channel has in its inventory currently <text:span text:style-name="T11">(even the ones that are at 0 stock currently).</text:span></text:p>
            </text:list-item>
            <text:list-item>
              <text:p text:style-name="P25">Contains a <text:span text:style-name="T1">list</text:span> of <text:span text:style-name="T6">reviews</text:span> made by customers <text:span text:style-name="T26">for that particullar sales-channel</text:span>.</text:p>
            </text:list-item>
          </text:list>
        </text:list-item>
      </text:list>
      <text:list xml:id="list233158941920441" text:continue-list="list233159785372597" text:style-name="L1">
        <text:list-item>
          <text:p text:style-name="P9">Customer</text:p>
        </text:list-item>
      </text:list>
      <text:list text:style-name="L6">
        <text:list-item>
          <text:list>
            <text:list-item>
              <text:p text:style-name="P17">Can have a <text:span text:style-name="T1">list</text:span> of many <text:span text:style-name="T6">reviews</text:span> that they placed on <text:span text:style-name="T15">services</text:span>, <text:span text:style-name="T16">goods</text:span><text:span text:style-name="T14"> or </text:span><text:span text:style-name="T16">sales</text:span><text:span text:style-name="T8"> </text:span><text:span text:style-name="T16">channels</text:span>.</text:p>
            </text:list-item>
            <text:list-item>
              <text:p text:style-name="P26">Has a <text:span text:style-name="T1">list</text:span> of <text:span text:style-name="T6">order</text:span><text:span text:style-name="T10">s</text:span> that they placed <text:span text:style-name="T12">(at least one, otherwise they wouldn’t be registered in the database to begin with)</text:span>.</text:p>
            </text:list-item>
          </text:list>
        </text:list-item>
      </text:list>
      <text:list xml:id="list233159614518589" text:continue-list="list233158941920441" text:style-name="L1">
        <text:list-item>
          <text:p text:style-name="P10">Order</text:p>
        </text:list-item>
      </text:list>
      <text:list text:style-name="L7">
        <text:list-item>
          <text:list>
            <text:list-item>
              <text:p text:style-name="P19">A <text:span text:style-name="T1">list</text:span><text:span text:style-name="T3"> </text:span>of <text:span text:style-name="T6">services</text:span> <text:span text:style-name="T22">provided</text:span> in that <text:span text:style-name="T21">order</text:span>.</text:p>
              <text:list>
                <text:list-item>
                  <text:p text:style-name="P7">And each service should have a <text:span text:style-name="T1">list</text:span> of <text:span text:style-name="T6">employees</text:span> that provided that particular service <text:span text:style-name="T19">at that time.</text:span></text:p>
                </text:list-item>
              </text:list>
            </text:list-item>
            <text:list-item>
              <text:p text:style-name="P20">A <text:span text:style-name="T1">list</text:span> of <text:span text:style-name="T6">goods</text:span> <text:span text:style-name="T23">purchased</text:span> in that <text:span text:style-name="T21">order</text:span>.</text:p>
              <text:list>
                <text:list-item>
                  <text:p text:style-name="P27">And each good should have <text:span text:style-name="T1">one</text:span> <text:span text:style-name="T6">employee</text:span> of the type: “salesperson” that sold those particullar goods at that time.</text:p>
                  <text:p text:style-name="P27"/>
                </text:list-item>
              </text:list>
            </text:list-item>
          </text:list>
        </text:list-item>
      </text:list>
      <text:p text:style-name="P3">And this one represents what the entire reviews table should be comprised of:</text:p>
      <text:list text:continue-list="list233159614518589" text:style-name="L1">
        <text:list-item>
          <text:p text:style-name="P9">Review<text:span text:style-name="T20">s table</text:span></text:p>
        </text:list-item>
      </text:list>
      <text:list text:style-name="L8">
        <text:list-item>
          <text:list>
            <text:list-item>
              <text:p text:style-name="P31">A <text:span text:style-name="T1">list</text:span> that contains the reviews of the <text:span text:style-name="T6">goods</text:span>, <text:span text:style-name="T6">services</text:span> and <text:span text:style-name="T6">saleschannels</text:span>.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20:46:27.622000000</meta:creation-date>
    <dc:date>2025-06-10T21:44:06.882000000</dc:date>
    <meta:editing-duration>PT57M14S</meta:editing-duration>
    <meta:editing-cycles>49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4" meta:word-count="364" meta:character-count="1975" meta:non-whitespace-character-count="1676"/>
  </office:meta>
</office:document-meta>
</file>